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table:formula="of:=(171000000^2+299870000^2)/2" office:value-type="float" office:value="5.958150845E+016" calcext:value-type="float">
            <text:p>5,958150845E+01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171000000*(SQRT(3)/SQRT(3.1)-1)" office:value-type="float" office:value="-2780673.12141608" calcext:value-type="float">
            <text:p>-2780673,1214160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[.B2]/[.B4]" office:value-type="float" office:value="-21427009162.3202" calcext:value-type="float">
            <text:p>-21427009162,3202</text:p>
          </table:table-cell>
          <table:table-cell table:formula="of:=[.B6]/[.B2]*171000000-[.B4]" office:value-type="float" office:value="2780611.62551472" calcext:value-type="float">
            <text:p>2780611,62551472</text:p>
          </table:table-cell>
          <table:table-cell table:formula="of:=[.C6]*0.016" office:value-type="float" office:value="44489.7860082355" calcext:value-type="float">
            <text:p>44489,7860082355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formula="of:=[.D6]*2E+027/[.B6]" office:value-type="float" office:value="-4.15268278192288E+021" calcext:value-type="float">
            <text:p>-4,15268278192288E+0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wer per m^2 of CMB: as theoretically computed</text:p>
          </table:table-cell>
          <table:table-cell table:number-columns-repeated="2"/>
        </table:table-row>
        <table:table-row table:style-name="ro1">
          <table:table-cell/>
          <table:table-cell table:formula="of:=[.B11]/[.B6]^2" office:value-type="float" office:value="-9.04493908884367" calcext:value-type="float">
            <text:p>-9,044939088843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1:48:27.146204881</meta:creation-date>
    <dc:date>2025-02-05T12:01:12.576025744</dc:date>
    <meta:editing-duration>PT2M3S</meta:editing-duration>
    <meta:editing-cycles>1</meta:editing-cycles>
    <meta:document-statistic meta:table-count="1" meta:cell-count="9" meta:object-count="0"/>
    <meta:generator>LibreOffice/24.2.7.2$Linux_X86_64 LibreOffice_project/420$Build-2</meta:generator>
  </office:meta>
</office:document-meta>
</file>